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02cm" fo:min-width="1.722cm"/>
      <style:paragraph-properties style:writing-mode="lr-tb"/>
    </style:style>
    <style:style style:name="gr2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3" style:family="graphic" style:parent-style-name="standard">
      <style:graphic-properties draw:stroke="none" draw:fill-color="#ffffff" dr3d:vertical-segments="16" dr3d:close-front="true" dr3d:close-back="true"/>
    </style:style>
    <style:style style:name="gr4" style:family="graphic" style:parent-style-name="objectwithoutfill">
      <style:graphic-properties draw:marker-end="Arrowheads_20_1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338cm" fo:min-width="2.039cm"/>
      <style:paragraph-properties style:writing-mode="lr-tb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-color="#ffffff"/>
      <style:paragraph-properties fo:text-align="center"/>
      <style:text-properties fo:font-size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222cm" svg:height="1.27cm" svg:x="2.588cm" svg:y="2.587cm">
          <text:p text:style-name="P1">CLI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222cm" svg:height="1.27cm" svg:x="2.588cm" svg:y="4.175cm">
          <text:p text:style-name="P1">Chip Reader</text:p>
          <draw:enhanced-geometry svg:viewBox="0 0 21600 21600" draw:type="rectangle" draw:enhanced-path="M 0 0 L 21600 0 21600 21600 0 21600 0 0 Z N"/>
        </draw:custom-shape>
        <dr3d:scene draw:style-name="gr2" svg:width="4.128cm" svg:height="1.063cm" svg:x="6.714cm" svg:y="3.54cm" dr3d:transform="matrix (0.00279252317374294 -0.99999610089956 0 0.99999610089956 0.00279252317374294 0 0 0 1 -0.00104972114007555cm 0.00105025927202237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5000 2500 10000" svg:d="M0-5000h250 250 500 500 500 250 250v10000h-250-250-500-500-500-250-250z"/>
        </dr3d:scene>
        <dr3d:scene draw:style-name="gr2" svg:width="4.128cm" svg:height="1.063cm" svg:x="10.842cm" svg:y="8.192cm" dr3d:transform="matrix (0.00279252317374294 -0.99999610089956 0 0.99999610089956 0.00279252317374294 0 0 0 1 -0.00104972114007555cm 0.00105025927202237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5000 2500 10000" svg:d="M0-5000h250 250 500 500 500 250 250v10000h-250-250-500-500-500-250-250z"/>
        </dr3d:scene>
        <draw:line draw:style-name="gr4" draw:text-style-name="P3" draw:layer="layout" svg:x1="4.81cm" svg:y1="3.222cm" svg:x2="6.715cm" svg:y2="3.857cm">
          <text:p/>
        </draw:line>
        <draw:line draw:style-name="gr4" draw:text-style-name="P3" draw:layer="layout" svg:x1="4.81cm" svg:y1="4.81cm" svg:x2="6.715cm" svg:y2="4.175cm">
          <text:p/>
        </draw:line>
        <draw:frame draw:style-name="gr5" draw:text-style-name="P4" draw:layer="layout" svg:width="4.185cm" svg:height="0.725cm" svg:x="6.715cm" svg:y="3.667cm">
          <draw:text-box>
            <text:p><text:span text:style-name="T1">R</text:span><text:span text:style-name="T1">a</text:span><text:span text:style-name="T1">c</text:span><text:span text:style-name="T1">e</text:span><text:span text:style-name="T1"> </text:span><text:span text:style-name="T1">E</text:span><text:span text:style-name="T1">v</text:span><text:span text:style-name="T1">e</text:span><text:span text:style-name="T1">n</text:span><text:span text:style-name="T1">t</text:span><text:span text:style-name="T1"> </text:span><text:span text:style-name="T1">S</text:span><text:span text:style-name="T1">t</text:span><text:span text:style-name="T1">r</text:span><text:span text:style-name="T1">e</text:span><text:span text:style-name="T1">a</text:span><text:span text:style-name="T1">m</text:span></text:p>
          </draw:text-box>
        </draw:frame>
        <draw:custom-shape draw:style-name="gr6" draw:text-style-name="P2" draw:layer="layout" svg:width="2.539cm" svg:height="1.588cm" svg:x="7.986cm" svg:y="1.317cm">
          <text:p text:style-name="P1">Bib Finish Fix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9.572cm" svg:y1="3.539cm" svg:x2="9.572cm" svg:y2="2.905cm">
          <text:p/>
        </draw:line>
        <draw:line draw:style-name="gr4" draw:text-style-name="P3" draw:layer="layout" svg:x1="7.985cm" svg:y1="2.905cm" svg:x2="7.667cm" svg:y2="3.54cm">
          <text:p/>
        </draw:line>
        <draw:custom-shape draw:style-name="gr6" draw:text-style-name="P2" draw:layer="layout" svg:width="2.539cm" svg:height="1.588cm" svg:x="11.477cm" svg:y="1.317cm">
          <text:p text:style-name="P1">Default Placer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0.842cm" svg:y1="3.857cm" svg:x2="12.112cm" svg:y2="2.906cm">
          <text:p/>
        </draw:line>
        <draw:line draw:style-name="gr4" draw:text-style-name="P3" draw:layer="layout" svg:x1="11.477cm" svg:y1="2.587cm" svg:x2="10.525cm" svg:y2="3.54cm">
          <text:p/>
        </draw:line>
        <draw:custom-shape draw:style-name="gr6" draw:text-style-name="P2" draw:layer="layout" svg:width="2.539cm" svg:height="1.588cm" svg:x="8.938cm" svg:y="5.762cm">
          <text:p text:style-name="P1">Result Builder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9.255cm" svg:y1="4.492cm" svg:x2="10.207cm" svg:y2="5.762cm">
          <text:p/>
        </draw:line>
        <draw:line draw:style-name="gr4" draw:text-style-name="P3" draw:layer="layout" svg:x1="10.207cm" svg:y1="7.35cm" svg:x2="10.842cm" svg:y2="8.62cm">
          <text:p/>
        </draw:line>
        <draw:frame draw:style-name="gr5" draw:text-style-name="P4" draw:layer="layout" svg:width="3.19cm" svg:height="0.725cm" svg:x="10.842cm" svg:y="8.302cm">
          <draw:text-box>
            <text:p><text:span text:style-name="T1">Result Stream</text:span></text:p>
          </draw:text-box>
        </draw:frame>
        <draw:line draw:style-name="gr4" draw:text-style-name="P3" draw:layer="layout" svg:x1="13.065cm" svg:y1="9.255cm" svg:x2="14.017cm" svg:y2="10.842cm">
          <text:p/>
        </draw:line>
        <draw:custom-shape draw:style-name="gr6" draw:text-style-name="P2" draw:layer="layout" svg:width="2.539cm" svg:height="1.588cm" svg:x="13.066cm" svg:y="10.842cm">
          <text:p text:style-name="P1">Overall Scoring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4.652cm" svg:y1="9.255cm" svg:x2="16.874cm" svg:y2="10.842cm">
          <text:p/>
        </draw:line>
        <draw:custom-shape draw:style-name="gr6" draw:text-style-name="P2" draw:layer="layout" svg:width="2.539cm" svg:height="1.588cm" svg:x="15.923cm" svg:y="10.842cm">
          <text:p text:style-name="P1">XC Scoring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24T11:05:43.265840067</meta:creation-date>
    <dc:date>2023-08-24T11:18:15.889292650</dc:date>
    <meta:editing-duration>PT2M21S</meta:editing-duration>
    <meta:editing-cycles>1</meta:editing-cycles>
    <meta:document-statistic meta:object-count="23"/>
    <meta:generator>LibreOffice/7.3.7.2$Linux_X86_64 LibreOffice_project/30$Build-2</meta:generator>
  </office:meta>
</office:document-meta>
</file>